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7.015cm"/>
    </style:style>
    <style:style style:name="Tableau3.1" style:family="table-row">
      <style:table-row-properties style:min-row-height="2.487cm"/>
    </style:style>
    <style:style style:name="Tableau3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Title2">
      <style:text-properties style:font-name="arial" fo:font-size="11pt" fo:font-weight="bold" officeooo:paragraph-rsid="000ff989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ff989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f989" style:font-size-asian="10pt" style:font-size-complex="10pt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text-properties style:font-name="arial" fo:font-size="11pt" officeooo:paragraph-rsid="000ff989" style:font-size-asian="11pt" style:font-size-complex="11pt"/>
    </style:style>
    <style:style style:name="P8" style:family="paragraph" style:parent-style-name="UrbanTitle">
      <style:text-properties officeooo:paragraph-rsid="000ff989"/>
    </style:style>
    <style:style style:name="P9" style:family="paragraph" style:parent-style-name="UrbanTitle">
      <style:text-properties style:font-name="arial" fo:font-size="14pt" style:text-underline-style="none" officeooo:paragraph-rsid="000ff989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16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office:annotation><dc:creator>Gauthier Bastien</dc:creator><dc:date>2011-01-13T14:56:41</dc:date><text:p text:style-name="P10"><text:span text:style-name="T18">do text</text:span></text:p><text:p text:style-name="P10"><text:span text:style-name="T18">from document(at=header, format='odt')</text:span></text:p></office:annotation><text:span text:style-name="T2">Import depuis header.odt</text:span></text:p>
          </table:table-cell>
          <table:table-cell table:style-name="Tableau3.A1" office:value-type="string">
            <text:p text:style-name="P5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DGO4 - Direction générale opérationnelle </text:p>
            <text:p text:style-name="P7">Aménagement du Territoire, Logement, Patrimoine et Energie </text:p>
            <text:p text:style-name="P7">Place Léopold, 3 – Immeuble « BIBOT » </text:p>
            <text:p text:style-name="P7">5000 Namur </text:p>
            <text:p text:style-name="P3"><text:span text:style-name="T9">RECOMMANDE</text:span></text:p>
          </table:table-cell>
        </table:table-row>
      </table:table>
      <text:p text:style-name="P8"/>
      <text:p text:style-name="P8"/>
      <text:p text:style-name="P9">Envoi du dossier</text:p>
      <text:p text:style-name="P6"/>
      <text:p text:style-name="P6"><text:span text:style-name="T5"><office:annotation><dc:creator>Gauthier Bastien</dc:creator><dc:date>2011-01-13T14:56:41</dc:date><text:p text:style-name="P10"><text:span text:style-name="T18">do text</text:span></text:p><text:p text:style-name="P10"><text:span text:style-name="T18">from document(at=reference, format='odt')</text:span></text:p></office:annotation></text:span><text:span text:style-name="T5">Import depuis reference.odt</text:span></text:p>
      <text:p text:style-name="P6"/>
      <text:p text:style-name="P6"><office:annotation><dc:creator>Gauthier Bastien</dc:creator><dc:date>2011-02-16T16:12:24</dc:date><text:p text:style-name="P10"><text:span text:style-name="T2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2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/text:p>
      <text:p text:style-name="P6"><text:span text:style-name="T5">Référence cadastrale :</text:span> <text:text-input text:description="Bien-Parcelles">self.getPortionOutsText()</text:text-input></text:p>
      <text:p text:style-name="P6"/>
      <text:p text:style-name="P6"/>
      <text:p text:style-name="P6">Madame, Monsieur,</text:p>
      <text:p text:style-name="P6"/>
      <text:p text:style-name="P6">Conformément au prescrit de l'article 116 §1<text:span text:style-name="T6">er</text:span> 3° du C.W.A.T.U.P.E., nous vous prions de trouver sous ce pli un exemplaire du dossier complet de la demande de certificat d'urbanisme n° 2 concernant le projet repris sous rubrique accompagné des demandes d'avis.</text:p>
      <text:p text:style-name="P6"/>
      <text:p text:style-name="P6"><office:annotation><dc:creator>Gauthier Bastien</dc:creator><dc:date>2011-03-23T11:30:12</dc:date><text:p text:style-name="P10"><text:span text:style-name="T18">do text if self.getIsInSubdivision()</text:span></text:p></office:annotation>Cette parcelle <text:span text:style-name="T5">est</text:span> située dans un lotissement.</text:p>
      <text:p text:style-name="P6"><office:annotation><dc:creator>Gauthier Bastien</dc:creator><dc:date>2011-03-23T11:43:01</dc:date><text:p text:style-name="P10"><text:span text:style-name="T19">do text if not self.getIsInSubdivision()</text:span></text:p></office:annotation>Cette parcelle <text:span text:style-name="T5">n'est pas</text:span> située dans un lotissement.</text:p>
      <text:p text:style-name="P6"/>
      <text:p text:style-name="P6">Nous vous en souhaitons bonne réception et nous vous prions d'agréer, Madame, Monsieur, nos <text:s/>salutations distinguées.</text:p>
      <text:p text:style-name="P6"/>
      <text:p text:style-name="P6"/>
      <text:p text:style-name="P6"><text:text-input text:description="Délivré à xxx le xxx">urbanEventObj.getFormattedDate(forDelivery=True)</text:text-input></text:p>
      <text:p text:style-name="P6"/>
      <text:p text:style-name="P6"><office:annotation><dc:creator>Gauthier Bastien</dc:creator><dc:date>2011-01-13T14:56:41</dc:date><text:p text:style-name="P10"><text:span text:style-name="T18">do text</text:span></text:p><text:p text:style-name="P10"><text:span text:style-name="T1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24:29.585108323</dc:date>
    <dc:language>fr-FR</dc:language>
    <meta:editing-cycles>73</meta:editing-cycles>
    <meta:editing-duration>P1DT8H12M19S</meta:editing-duration>
    <meta:document-statistic meta:table-count="1" meta:image-count="0" meta:object-count="0" meta:page-count="1" meta:paragraph-count="22" meta:word-count="148" meta:character-count="1092" meta:non-whitespace-character-count="977"/>
    <meta:user-defined meta:name="Info 1"/>
    <meta:user-defined meta:name="Info 2"/>
    <meta:user-defined meta:name="Info 3"/>
    <meta:user-defined meta:name="Info 4"/>
  </office:meta>
</office:document-meta>
</file>